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9933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draw:fill-color="#66ccff" draw:opacity="50%" draw:textarea-horizontal-align="justify" draw:textarea-vertical-align="middle" draw:auto-grow-height="false" fo:min-height="13.75cm" fo:min-width="15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5cm" fo:min-width="5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5cm" fo:min-width="2cm"/>
    </style:style>
    <style:style style:name="gr6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-color="#66ccff" draw:opacity="60%" draw:textarea-horizontal-align="justify" draw:textarea-vertical-align="middle" draw:auto-grow-height="false" fo:min-height="13.75cm" fo:min-width="19.5cm" draw:shadow="hidden"/>
    </style:style>
    <style:style style:name="gr10" style:family="graphic" style:parent-style-name="standard">
      <style:graphic-properties svg:stroke-color="#ff3333" draw:fill-color="#ffffff" draw:textarea-horizontal-align="justify" draw:textarea-vertical-align="middle" draw:auto-grow-height="false" fo:min-height="0.6cm" fo:min-width="4.31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4.31cm"/>
    </style:style>
    <style:style style:name="gr1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0.6cm" fo:min-width="4.3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</style:style>
    <style:style style:name="gr14" style:family="graphic" style:parent-style-name="standard">
      <style:graphic-properties svg:stroke-color="#ff3333" svg:stroke-opacity="100%" draw:fill-color="#ffffff" draw:textarea-horizontal-align="justify" draw:textarea-vertical-align="middle" draw:auto-grow-height="false" fo:min-height="0.6cm" fo:min-width="4.31cm"/>
    </style:style>
    <style:style style:name="gr15" style:family="graphic" style:parent-style-name="standard">
      <style:graphic-properties svg:stroke-color="#808080" draw:marker-start="Arrow" draw:marker-start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7" style:family="graphic" style:parent-style-name="standard">
      <style:graphic-properties draw:textarea-horizontal-align="justify" draw:textarea-vertical-align="middle" draw:auto-grow-height="false" fo:min-height="3.35cm" fo:min-width="2.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9933"/>
      <style:paragraph-properties fo:text-align="center"/>
    </style:style>
    <style:style style:name="P2" style:family="paragraph">
      <loext:graphic-properties draw:fill-color="#66ccff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66ccff" draw:opacity="60%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iagramme packages</text:p>
          </draw:text-box>
        </draw:frame>
        <draw:custom-shape draw:style-name="gr1" draw:text-style-name="P1" draw:layer="layout" svg:width="1cm" svg:height="1cm" svg:x="2.4cm" svg:y="1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draw:layer="layout" svg:width="16cm" svg:height="14cm" svg:x="6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cm" svg:height="2.5cm" svg:x="6.6cm" svg:y="11.7cm">
          <text:p text:style-name="P3">Gestion figur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cm" svg:height="2.5cm" svg:x="15.2cm" svg:y="11.7cm">
          <text:p text:style-name="P3">Authentification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cm" svg:height="1.199cm" svg:x="1.4cm" svg:y="13.001cm">
          <draw:text-box>
            <text:p text:style-name="P3"><text:span text:style-name="T1">Visiteur</text:span></text:p>
          </draw:text-box>
        </draw:frame>
        <draw:custom-shape draw:style-name="gr5" draw:text-style-name="P4" draw:layer="layout" svg:width="2.5cm" svg:height="0.5cm" svg:x="6.6cm" svg:y="1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cm" svg:height="0.5cm" svg:x="15.2cm" svg:y="11.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6cm" svg:y1="12.8cm" svg:x2="15.2cm" svg:y2="12.8cm">
          <text:p/>
        </draw:line>
        <draw:line draw:style-name="gr7" draw:text-style-name="P6" draw:layer="layout" svg:x1="3.6cm" svg:y1="12.2cm" svg:x2="6.6cm" svg:y2="12.2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agramme de cas d'utilisation<text:line-break/>(package ''gestion figure")</text:p>
          </draw:text-box>
        </draw:frame>
        <draw:custom-shape draw:style-name="gr9" draw:text-style-name="P8" draw:layer="layout" svg:width="20cm" svg:height="14cm" svg:x="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6.8cm" svg:height="1.2cm" svg:x="7.6cm" svg:y="6.8cm">
          <text:p text:style-name="P3"><text:span text:style-name="T2">Consulter les fig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6.8cm" svg:height="1.2cm" svg:x="7.236cm" svg:y="15.54cm">
          <text:p text:style-name="P3"><text:span text:style-name="T2">Consulter les commentai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6.8cm" svg:height="1.2cm" svg:x="6.2cm" svg:y="12.6cm">
          <text:p text:style-name="P3"><text:span text:style-name="T2">Ajouter une fig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6.8cm" svg:height="1.2cm" svg:x="17.4cm" svg:y="9cm">
          <text:p text:style-name="P3"><text:span text:style-name="T2">Modifier une fig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6.8cm" svg:height="1.2cm" svg:x="16.4cm" svg:y="11.6cm">
          <text:p text:style-name="P3"><text:span text:style-name="T2">Supprimer une fig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6.8cm" svg:height="1.2cm" svg:x="18.2cm" svg:y="17.6cm">
          <text:p text:style-name="P3"><text:span text:style-name="T2">Ajouter des commentai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6.8cm" svg:height="1.2cm" svg:x="18.768cm" svg:y="6.873cm">
          <text:p text:style-name="P3"><text:span text:style-name="T2">Rechercher une fig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.2cm" svg:y="1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5" draw:layer="layout" svg:width="3cm" svg:height="0.799cm" svg:x="1.2cm" svg:y="13.001cm">
          <draw:text-box>
            <text:p text:style-name="P3"><text:span text:style-name="T1">Visiteur</text:span></text:p>
          </draw:text-box>
        </draw:frame>
        <draw:custom-shape draw:style-name="gr14" draw:text-style-name="P9" draw:layer="layout" svg:width="6.8cm" svg:height="1.2cm" svg:x="7.6cm" svg:y="9.6cm">
          <text:p text:style-name="P3"><text:span text:style-name="T2">Éditer une fig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0" draw:layer="layout" svg:x1="14.4cm" svg:y1="7.4cm" svg:x2="18.768cm" svg:y2="7.4cm">
          <text:p/>
        </draw:line>
        <draw:custom-shape draw:style-name="gr11" draw:text-style-name="P9" draw:layer="layout" svg:width="6.8cm" svg:height="1.2cm" svg:x="14cm" svg:y="14.2cm">
          <text:p text:style-name="P3"><text:span text:style-name="T2">S’authentif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2.768cm" svg:height="0.725cm" svg:x="15.432cm" svg:y="7cm">
          <draw:text-box>
            <text:p><text:span text:style-name="T3">&lt;&lt;extend&gt;&gt;</text:span></text:p>
          </draw:text-box>
        </draw:frame>
        <draw:custom-shape draw:style-name="gr14" draw:text-style-name="P9" draw:layer="layout" svg:width="6.8cm" svg:height="1.2cm" svg:x="7.2cm" svg:y="17.6cm">
          <text:p text:style-name="P3"><text:span text:style-name="T2">Éditer un commenta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8cm" svg:y1="18cm" svg:x2="16.2cm" svg:y2="15.4cm">
          <text:p/>
        </draw:line>
        <draw:frame draw:style-name="gr16" draw:text-style-name="P11" draw:layer="layout" svg:width="3cm" svg:height="0.725cm" svg:x="13.6cm" svg:y="16.275cm">
          <draw:text-box>
            <text:p><text:span text:style-name="T3">&lt;&lt;include&gt;&gt;</text:span></text:p>
          </draw:text-box>
        </draw:frame>
        <draw:line draw:style-name="gr15" draw:text-style-name="P3" draw:layer="layout" svg:x1="11cm" svg:y1="10.8cm" svg:x2="9.6cm" svg:y2="12.6cm">
          <text:p/>
        </draw:line>
        <draw:line draw:style-name="gr15" draw:text-style-name="P3" draw:layer="layout" svg:x1="14.4cm" svg:y1="10.2cm" svg:x2="17.4cm" svg:y2="9.6cm">
          <text:p/>
        </draw:line>
        <draw:line draw:style-name="gr15" draw:text-style-name="P3" draw:layer="layout" svg:x1="14.2cm" svg:y1="10.4cm" svg:x2="16.4cm" svg:y2="12.2cm">
          <text:p/>
        </draw:line>
        <draw:frame draw:style-name="gr16" draw:text-style-name="P11" draw:layer="layout" svg:width="2.768cm" svg:height="0.725cm" svg:x="14.8cm" svg:y="9.475cm">
          <draw:text-box>
            <text:p><text:span text:style-name="T3">&lt;&lt;extend&gt;&gt;</text:span></text:p>
          </draw:text-box>
        </draw:frame>
        <draw:frame draw:style-name="gr16" draw:text-style-name="P11" draw:layer="layout" svg:width="2.768cm" svg:height="0.725cm" svg:x="14.232cm" svg:y="11cm">
          <draw:text-box>
            <text:p><text:span text:style-name="T3">&lt;&lt;extend&gt;&gt;</text:span></text:p>
          </draw:text-box>
        </draw:frame>
        <draw:frame draw:style-name="gr16" draw:text-style-name="P11" draw:layer="layout" svg:width="2.768cm" svg:height="0.725cm" svg:x="8.8cm" svg:y="11.475cm">
          <draw:text-box>
            <text:p><text:span text:style-name="T3">&lt;&lt;extend&gt;&gt;</text:span></text:p>
          </draw:text-box>
        </draw:frame>
        <draw:line draw:style-name="gr6" draw:text-style-name="P6" draw:layer="layout" svg:x1="13.4cm" svg:y1="10.6cm" svg:x2="15cm" svg:y2="14.4cm">
          <text:p/>
        </draw:line>
        <draw:frame draw:style-name="gr16" draw:text-style-name="P11" draw:layer="layout" svg:width="3cm" svg:height="0.725cm" svg:x="12.8cm" svg:y="12.2cm">
          <draw:text-box>
            <text:p><text:span text:style-name="T3">&lt;&lt;include&gt;&gt;</text:span></text:p>
          </draw:text-box>
        </draw:frame>
        <draw:line draw:style-name="gr15" draw:text-style-name="P3" draw:layer="layout" svg:x1="14cm" svg:y1="18.2cm" svg:x2="18.2cm" svg:y2="18.2cm">
          <text:p/>
        </draw:line>
        <draw:frame draw:style-name="gr16" draw:text-style-name="P11" draw:layer="layout" svg:width="2.768cm" svg:height="0.725cm" svg:x="14.832cm" svg:y="17.8cm">
          <draw:text-box>
            <text:p><text:span text:style-name="T3">&lt;&lt;extend&gt;&gt;</text:span></text:p>
          </draw:text-box>
        </draw:frame>
        <draw:line draw:style-name="gr7" draw:text-style-name="P6" draw:layer="layout" svg:x1="3.2cm" svg:y1="11.6cm" svg:x2="7.6cm" svg:y2="7.6cm">
          <text:p/>
        </draw:line>
        <draw:line draw:style-name="gr7" draw:text-style-name="P6" draw:layer="layout" svg:x1="3.4cm" svg:y1="12cm" svg:x2="7.6cm" svg:y2="10.4cm">
          <text:p/>
        </draw:line>
        <draw:line draw:style-name="gr7" draw:text-style-name="P6" draw:layer="layout" svg:x1="3.4cm" svg:y1="12.6cm" svg:x2="7.6cm" svg:y2="15.8cm">
          <text:p/>
        </draw:line>
        <draw:line draw:style-name="gr7" draw:text-style-name="P6" draw:layer="layout" svg:x1="3.4cm" svg:y1="13.001cm" svg:x2="7.4cm" svg:y2="18cm">
          <text:p/>
        </draw:lin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agramme de classe<text:line-break/>(package ''gestion figure")</text:p>
          </draw:text-box>
        </draw:frame>
        <draw:custom-shape draw:style-name="gr17" draw:text-style-name="P3" draw:layer="layout" svg:width="3cm" svg:height="3.6cm" svg:x="3.8cm" svg:y="7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5H19M20S</meta:editing-duration>
    <meta:editing-cycles>6</meta:editing-cycles>
    <meta:generator>LibreOffice/5.1.4.2$Windows_x86 LibreOffice_project/f99d75f39f1c57ebdd7ffc5f42867c12031db97a</meta:generator>
    <dc:date>2017-04-18T16:45:58.954000000</dc:date>
    <meta:document-statistic meta:object-count="71"/>
  </office:meta>
</office:document-meta>
</file>